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zxx" style:country-asian="none" style:font-style-asian="normal" style:font-weight-asian="normal" style:font-name-complex="Liberation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21"/>
    <style:style style:name="ce6" style:family="table-cell" style:parent-style-name="Default" style:data-style-name="N6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% Transmittanc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Flux</text:p>
          </table:table-cell>
          <table:table-cell/>
          <table:table-cell office:value-type="string" calcext:value-type="string">
            <text:p>Total Flux</text:p>
          </table:table-cell>
          <table:table-cell office:value-type="string" calcext:value-type="string">
            <text:p>Total Magnitude</text:p>
          </table:table-cell>
          <table:table-cell/>
          <table:table-cell office:value-type="string" calcext:value-type="string">
            <text:p>Airmass Corrected</text:p>
          </table:table-cell>
          <table:table-cell/>
          <table:table-cell office:value-type="string" calcext:value-type="string">
            <text:p>Conversion Factor</text:p>
          </table:table-cell>
          <table:table-cell/>
        </table:table-row>
        <table:table-row table:style-name="ro2">
          <table:table-cell table:style-name="ce2" office:value-type="float" office:value="646.2" calcext:value-type="float">
            <text:p>64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6.4" calcext:value-type="float">
            <text:p>64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21:.B46])" office:value-type="float" office:value="0.346538461538461" calcext:value-type="float">
            <text:p>0.35</text:p>
          </table:table-cell>
          <table:table-cell office:value-type="float" office:value="10.028" calcext:value-type="float">
            <text:p>10.03</text:p>
          </table:table-cell>
          <table:table-cell table:style-name="ce6" table:formula="of:=10^(([.F3]+21.48)/-2.5)" office:value-type="float" office:value="0.000000000000249344618809782" calcext:value-type="float">
            <text:p>2.49E-13</text:p>
          </table:table-cell>
          <table:table-cell/>
          <table:table-cell table:style-name="ce6" table:formula="of:=[.E3]*[.G3]+[.E4]*[.G4]+[.E5]*[.G5]" office:value-type="float" office:value="0.000000000000313419787850951" calcext:value-type="float">
            <text:p>3.13E-13</text:p>
          </table:table-cell>
          <table:table-cell table:formula="of:=-2.5*LOG([.I3];10)-21.48" office:value-type="float" office:value="9.77968396922834" calcext:value-type="float">
            <text:p>9.78</text:p>
          </table:table-cell>
          <table:table-cell/>
          <table:table-cell table:formula="of:=[.J3]-0.114*[.E8]" office:value-type="float" office:value="9.65451196922835" calcext:value-type="float">
            <text:p>9.65</text:p>
          </table:table-cell>
          <table:table-cell/>
          <table:table-cell table:style-name="ce6" table:formula="of:=(10^(([.L3]+21.48)/-2.5))/(10^(([.H9]+21.48)/-2.5))" office:value-type="float" office:value="2.01077241553265E-020" calcext:value-type="float">
            <text:p>2.01E-20</text:p>
          </table:table-cell>
          <table:table-cell office:value-type="string" calcext:value-type="string">
            <text:p>Real Flux/Measured Flux</text:p>
          </table:table-cell>
        </table:table-row>
        <table:table-row table:style-name="ro2">
          <table:table-cell table:style-name="ce2" office:value-type="float" office:value="646.6" calcext:value-type="float">
            <text:p>64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46:.B70])" office:value-type="float" office:value="0.82" calcext:value-type="float">
            <text:p>0.82</text:p>
          </table:table-cell>
          <table:table-cell office:value-type="float" office:value="10.072" calcext:value-type="float">
            <text:p>10.07</text:p>
          </table:table-cell>
          <table:table-cell table:style-name="ce6" table:formula="of:=10^(([.F4]+21.48)/-2.5)" office:value-type="float" office:value="0.000000000000239441817286338" calcext:value-type="float">
            <text:p>2.39E-13</text:p>
          </table:table-cell>
          <table:table-cell table:number-columns-repeated="8"/>
        </table:table-row>
        <table:table-row table:style-name="ro2">
          <table:table-cell table:style-name="ce2" office:value-type="float" office:value="646.8" calcext:value-type="float">
            <text:p>64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71:.B96])" office:value-type="float" office:value="0.121538461538462" calcext:value-type="float">
            <text:p>0.12</text:p>
          </table:table-cell>
          <table:table-cell office:value-type="float" office:value="10.015" calcext:value-type="float">
            <text:p>10.02</text:p>
          </table:table-cell>
          <table:table-cell table:style-name="ce6" table:formula="of:=10^(([.F5]+21.48)/-2.5)" office:value-type="float" office:value="0.000000000000252348077248057" calcext:value-type="float">
            <text:p>2.52E-13</text:p>
          </table:table-cell>
          <table:table-cell table:number-columns-repeated="8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2" calcext:value-type="float">
            <text:p>647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4" calcext:value-type="float">
            <text:p>647.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Airmass:</text:p>
          </table:table-cell>
          <table:table-cell table:style-name="ce5" office:value-type="float" office:value="1.098" calcext:value-type="float">
            <text:p>1.0980</text:p>
          </table:table-cell>
          <table:table-cell table:number-columns-repeated="10"/>
        </table:table-row>
        <table:table-row table:style-name="ro2">
          <table:table-cell table:style-name="ce2" office:value-type="float" office:value="647.6" calcext:value-type="float">
            <text:p>647.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hot Flux:</text:p>
          </table:table-cell>
          <table:table-cell office:value-type="float" office:value="1709119" calcext:value-type="float">
            <text:p>1709119</text:p>
          </table:table-cell>
          <table:table-cell/>
          <table:table-cell office:value-type="string" calcext:value-type="string">
            <text:p>Phot Mag:</text:p>
          </table:table-cell>
          <table:table-cell table:formula="of:=-2.5*LOG([.E9]/2.5;10)-25" office:value-type="float" office:value="-39.587080733782" calcext:value-type="float">
            <text:p>-39.59</text:p>
          </table:table-cell>
          <table:table-cell table:number-columns-repeated="7"/>
        </table:table-row>
        <table:table-row table:style-name="ro2">
          <table:table-cell table:style-name="ce2" office:value-type="float" office:value="647.8" calcext:value-type="float">
            <text:p>647.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Exposure Time: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2" calcext:value-type="float">
            <text:p>648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4" calcext:value-type="float">
            <text:p>648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6" calcext:value-type="float">
            <text:p>648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8" calcext:value-type="float">
            <text:p>648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>
            <draw:frame table:end-cell-address="Sheet1.N33" table:end-x="0.515in" table:end-y="0.1559in" draw:z-index="0" draw:style-name="gr1" svg:width="6.4638in" svg:height="3.0906in" svg:x="0.2976in" svg:y="0.0906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2" calcext:value-type="float">
            <text:p>649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4" calcext:value-type="float">
            <text:p>649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6" calcext:value-type="float">
            <text:p>649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8" calcext:value-type="float">
            <text:p>649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50.2" calcext:value-type="float">
            <text:p>650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4" calcext:value-type="float">
            <text:p>650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6" calcext:value-type="float">
            <text:p>650.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0.8" calcext:value-type="float">
            <text:p>650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51.2" calcext:value-type="float">
            <text:p>651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51.4" calcext:value-type="float">
            <text:p>651.4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3"/>
        </table:table-row>
        <table:table-row table:style-name="ro2">
          <table:table-cell table:style-name="ce2" office:value-type="float" office:value="651.6" calcext:value-type="float">
            <text:p>651.6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3"/>
        </table:table-row>
        <table:table-row table:style-name="ro2">
          <table:table-cell table:style-name="ce2" office:value-type="float" office:value="651.8" calcext:value-type="float">
            <text:p>651.8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52.2" calcext:value-type="float">
            <text:p>652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52.4" calcext:value-type="float">
            <text:p>652.4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52.6" calcext:value-type="float">
            <text:p>652.6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52.8" calcext:value-type="float">
            <text:p>652.8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3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3"/>
        </table:table-row>
        <table:table-row table:style-name="ro2">
          <table:table-cell table:style-name="ce2" office:value-type="float" office:value="653.2" calcext:value-type="float">
            <text:p>653.2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3"/>
        </table:table-row>
        <table:table-row table:style-name="ro2">
          <table:table-cell table:style-name="ce2" office:value-type="float" office:value="653.4" calcext:value-type="float">
            <text:p>653.4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3"/>
        </table:table-row>
        <table:table-row table:style-name="ro2">
          <table:table-cell table:style-name="ce2" office:value-type="float" office:value="653.6" calcext:value-type="float">
            <text:p>653.6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3"/>
        </table:table-row>
        <table:table-row table:style-name="ro2">
          <table:table-cell table:style-name="ce2" office:value-type="float" office:value="653.8" calcext:value-type="float">
            <text:p>653.8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3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3"/>
        </table:table-row>
        <table:table-row table:style-name="ro2">
          <table:table-cell table:style-name="ce2" office:value-type="float" office:value="654.2" calcext:value-type="float">
            <text:p>654.2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3"/>
        </table:table-row>
        <table:table-row table:style-name="ro2">
          <table:table-cell table:style-name="ce2" office:value-type="float" office:value="654.4" calcext:value-type="float">
            <text:p>654.4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3"/>
        </table:table-row>
        <table:table-row table:style-name="ro2">
          <table:table-cell table:style-name="ce2" office:value-type="float" office:value="654.6" calcext:value-type="float">
            <text:p>654.6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3"/>
        </table:table-row>
        <table:table-row table:style-name="ro2">
          <table:table-cell table:style-name="ce2" office:value-type="float" office:value="654.8" calcext:value-type="float">
            <text:p>654.8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5.2" calcext:value-type="float">
            <text:p>655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5.4" calcext:value-type="float">
            <text:p>655.4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6" calcext:value-type="float">
            <text:p>655.6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8" calcext:value-type="float">
            <text:p>655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2" calcext:value-type="float">
            <text:p>656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4" calcext:value-type="float">
            <text:p>656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6" calcext:value-type="float">
            <text:p>656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8" calcext:value-type="float">
            <text:p>656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2" calcext:value-type="float">
            <text:p>657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4" calcext:value-type="float">
            <text:p>657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6" calcext:value-type="float">
            <text:p>657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8" calcext:value-type="float">
            <text:p>657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8.2" calcext:value-type="float">
            <text:p>658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8.4" calcext:value-type="float">
            <text:p>658.4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8.6" calcext:value-type="float">
            <text:p>658.6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8.8" calcext:value-type="float">
            <text:p>658.8</text:p>
          </table:table-cell>
          <table:table-cell table:style-name="ce4" office:value-type="float" office:value="0.79" calcext:value-type="float">
            <text:p>0.79</text:p>
          </table:table-cell>
          <table:table-cell table:number-columns-repeated="13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3"/>
        </table:table-row>
        <table:table-row table:style-name="ro2">
          <table:table-cell table:style-name="ce2" office:value-type="float" office:value="659.2" calcext:value-type="float">
            <text:p>659.2</text:p>
          </table:table-cell>
          <table:table-cell table:style-name="ce4" office:value-type="float" office:value="0.72" calcext:value-type="float">
            <text:p>0.72</text:p>
          </table:table-cell>
          <table:table-cell table:number-columns-repeated="13"/>
        </table:table-row>
        <table:table-row table:style-name="ro2">
          <table:table-cell table:style-name="ce2" office:value-type="float" office:value="659.4" calcext:value-type="float">
            <text:p>659.4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3"/>
        </table:table-row>
        <table:table-row table:style-name="ro2">
          <table:table-cell table:style-name="ce2" office:value-type="float" office:value="659.6" calcext:value-type="float">
            <text:p>659.6</text:p>
          </table:table-cell>
          <table:table-cell table:style-name="ce4" office:value-type="float" office:value="0.63" calcext:value-type="float">
            <text:p>0.63</text:p>
          </table:table-cell>
          <table:table-cell table:number-columns-repeated="13"/>
        </table:table-row>
        <table:table-row table:style-name="ro2">
          <table:table-cell table:style-name="ce2" office:value-type="float" office:value="659.8" calcext:value-type="float">
            <text:p>659.8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3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3"/>
        </table:table-row>
        <table:table-row table:style-name="ro2">
          <table:table-cell table:style-name="ce2" office:value-type="float" office:value="660.2" calcext:value-type="float">
            <text:p>660.2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3"/>
        </table:table-row>
        <table:table-row table:style-name="ro2">
          <table:table-cell table:style-name="ce2" office:value-type="float" office:value="660.4" calcext:value-type="float">
            <text:p>660.4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13"/>
        </table:table-row>
        <table:table-row table:style-name="ro2">
          <table:table-cell table:style-name="ce2" office:value-type="float" office:value="660.6" calcext:value-type="float">
            <text:p>660.6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3"/>
        </table:table-row>
        <table:table-row table:style-name="ro2">
          <table:table-cell table:style-name="ce2" office:value-type="float" office:value="660.8" calcext:value-type="float">
            <text:p>660.8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61.2" calcext:value-type="float">
            <text:p>661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61.4" calcext:value-type="float">
            <text:p>661.4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61.6" calcext:value-type="float">
            <text:p>661.6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61.8" calcext:value-type="float">
            <text:p>661.8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3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3"/>
        </table:table-row>
        <table:table-row table:style-name="ro2">
          <table:table-cell table:style-name="ce2" office:value-type="float" office:value="662.2" calcext:value-type="float">
            <text:p>662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62.4" calcext:value-type="float">
            <text:p>662.4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3"/>
        </table:table-row>
        <table:table-row table:style-name="ro2">
          <table:table-cell table:style-name="ce2" office:value-type="float" office:value="662.6" calcext:value-type="float">
            <text:p>662.6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62.8" calcext:value-type="float">
            <text:p>662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2" calcext:value-type="float">
            <text:p>663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4" calcext:value-type="float">
            <text:p>663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6" calcext:value-type="float">
            <text:p>663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3.8" calcext:value-type="float">
            <text:p>663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2" calcext:value-type="float">
            <text:p>664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4" calcext:value-type="float">
            <text:p>664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6" calcext:value-type="float">
            <text:p>664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4.8" calcext:value-type="float">
            <text:p>664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2" calcext:value-type="float">
            <text:p>665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4" calcext:value-type="float">
            <text:p>665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6" calcext:value-type="float">
            <text:p>665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8" calcext:value-type="float">
            <text:p>665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2" calcext:value-type="float">
            <text:p>66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4" calcext:value-type="float">
            <text:p>66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6" calcext:value-type="float">
            <text:p>66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8" calcext:value-type="float">
            <text:p>666.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 table:number-rows-repeated="654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% Transmittanc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Flux</text:p>
          </table:table-cell>
          <table:table-cell/>
          <table:table-cell office:value-type="string" calcext:value-type="string">
            <text:p>Total Flux</text:p>
          </table:table-cell>
          <table:table-cell office:value-type="string" calcext:value-type="string">
            <text:p>Total Magnitude</text:p>
          </table:table-cell>
          <table:table-cell/>
          <table:table-cell office:value-type="string" calcext:value-type="string">
            <text:p>Airmass Corrected</text:p>
          </table:table-cell>
          <table:table-cell/>
          <table:table-cell office:value-type="string" calcext:value-type="string">
            <text:p>Conversion Factor</text:p>
          </table:table-cell>
          <table:table-cell/>
        </table:table-row>
        <table:table-row table:style-name="ro2">
          <table:table-cell table:style-name="ce2" office:value-type="float" office:value="646.2" calcext:value-type="float">
            <text:p>64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6.4" calcext:value-type="float">
            <text:p>64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21:.B46])" office:value-type="float" office:value="0.346538461538461" calcext:value-type="float">
            <text:p>0.35</text:p>
          </table:table-cell>
          <table:table-cell office:value-type="float" office:value="11.086" calcext:value-type="float">
            <text:p>11.09</text:p>
          </table:table-cell>
          <table:table-cell table:style-name="ce6" table:formula="of:=10^(([.F3]+21.48)/-2.5)" office:value-type="float" office:value="0.000000000000094102248352675" calcext:value-type="float">
            <text:p>9.41E-14</text:p>
          </table:table-cell>
          <table:table-cell/>
          <table:table-cell table:style-name="ce6" table:formula="of:=[.E3]*[.G3]+[.E4]*[.G4]+[.E5]*[.G5]" office:value-type="float" office:value="0.000000000000116158582659557" calcext:value-type="float">
            <text:p>1.16E-13</text:p>
          </table:table-cell>
          <table:table-cell table:formula="of:=-2.5*LOG([.I3];10)-21.48" office:value-type="float" office:value="10.8573717394338" calcext:value-type="float">
            <text:p>10.86</text:p>
          </table:table-cell>
          <table:table-cell/>
          <table:table-cell table:formula="of:=[.J3]-0.114*[.E8]" office:value-type="float" office:value="10.7158977394338" calcext:value-type="float">
            <text:p>10.72</text:p>
          </table:table-cell>
          <table:table-cell/>
          <table:table-cell table:style-name="ce6" table:formula="of:=(10^(([.L3]+21.48)/-2.5))/(10^(([.H9]+21.48)/-2.5))" office:value-type="float" office:value="1.92955533947638E-020" calcext:value-type="float">
            <text:p>1.93E-20</text:p>
          </table:table-cell>
          <table:table-cell office:value-type="string" calcext:value-type="string">
            <text:p>Real Flux/Measured Flux</text:p>
          </table:table-cell>
        </table:table-row>
        <table:table-row table:style-name="ro2">
          <table:table-cell table:style-name="ce2" office:value-type="float" office:value="646.6" calcext:value-type="float">
            <text:p>64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46:.B70])" office:value-type="float" office:value="0.82" calcext:value-type="float">
            <text:p>0.82</text:p>
          </table:table-cell>
          <table:table-cell office:value-type="float" office:value="11.16" calcext:value-type="float">
            <text:p>11.16</text:p>
          </table:table-cell>
          <table:table-cell table:style-name="ce6" table:formula="of:=10^(([.F4]+21.48)/-2.5)" office:value-type="float" office:value="0.0000000000000879022516830882" calcext:value-type="float">
            <text:p>8.79E-14</text:p>
          </table:table-cell>
          <table:table-cell table:number-columns-repeated="8"/>
        </table:table-row>
        <table:table-row table:style-name="ro2">
          <table:table-cell table:style-name="ce2" office:value-type="float" office:value="646.8" calcext:value-type="float">
            <text:p>64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71:.B96])" office:value-type="float" office:value="0.121538461538462" calcext:value-type="float">
            <text:p>0.12</text:p>
          </table:table-cell>
          <table:table-cell office:value-type="float" office:value="11.083" calcext:value-type="float">
            <text:p>11.08</text:p>
          </table:table-cell>
          <table:table-cell table:style-name="ce6" table:formula="of:=10^(([.F5]+21.48)/-2.5)" office:value-type="float" office:value="0.0000000000000943626220276723" calcext:value-type="float">
            <text:p>9.44E-14</text:p>
          </table:table-cell>
          <table:table-cell table:number-columns-repeated="8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2" calcext:value-type="float">
            <text:p>647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4" calcext:value-type="float">
            <text:p>647.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Airmass:</text:p>
          </table:table-cell>
          <table:table-cell table:style-name="ce5" office:value-type="float" office:value="1.241" calcext:value-type="float">
            <text:p>1.2410</text:p>
          </table:table-cell>
          <table:table-cell table:number-columns-repeated="10"/>
        </table:table-row>
        <table:table-row table:style-name="ro2">
          <table:table-cell table:style-name="ce2" office:value-type="float" office:value="647.6" calcext:value-type="float">
            <text:p>647.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hot Flux:</text:p>
          </table:table-cell>
          <table:table-cell office:value-type="float" office:value="670075.4" calcext:value-type="float">
            <text:p>670075.4</text:p>
          </table:table-cell>
          <table:table-cell/>
          <table:table-cell office:value-type="string" calcext:value-type="string">
            <text:p>Phot Mag:</text:p>
          </table:table-cell>
          <table:table-cell table:formula="of:=-2.5*LOG([.E9]/2.5;10)-25" office:value-type="float" office:value="-38.5704591640328" calcext:value-type="float">
            <text:p>-38.57</text:p>
          </table:table-cell>
          <table:table-cell table:number-columns-repeated="7"/>
        </table:table-row>
        <table:table-row table:style-name="ro2">
          <table:table-cell table:style-name="ce2" office:value-type="float" office:value="647.8" calcext:value-type="float">
            <text:p>647.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Exposure Time: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2" calcext:value-type="float">
            <text:p>648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4" calcext:value-type="float">
            <text:p>648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6" calcext:value-type="float">
            <text:p>648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8" calcext:value-type="float">
            <text:p>648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  <table:table-cell>
            <draw:frame table:end-cell-address="Sheet2.M35" table:end-x="0.8358in" table:end-y="0.0091in" draw:z-index="0" draw:style-name="gr1" svg:width="6.4634in" svg:height="3.0902in" svg:x="0.6189in" svg:y="0.1114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style-name="ce2" office:value-type="float" office:value="649.2" calcext:value-type="float">
            <text:p>649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4" calcext:value-type="float">
            <text:p>649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6" calcext:value-type="float">
            <text:p>649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8" calcext:value-type="float">
            <text:p>649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50.2" calcext:value-type="float">
            <text:p>650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4" calcext:value-type="float">
            <text:p>650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6" calcext:value-type="float">
            <text:p>650.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0.8" calcext:value-type="float">
            <text:p>650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51.2" calcext:value-type="float">
            <text:p>651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51.4" calcext:value-type="float">
            <text:p>651.4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3"/>
        </table:table-row>
        <table:table-row table:style-name="ro2">
          <table:table-cell table:style-name="ce2" office:value-type="float" office:value="651.6" calcext:value-type="float">
            <text:p>651.6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3"/>
        </table:table-row>
        <table:table-row table:style-name="ro2">
          <table:table-cell table:style-name="ce2" office:value-type="float" office:value="651.8" calcext:value-type="float">
            <text:p>651.8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52.2" calcext:value-type="float">
            <text:p>652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52.4" calcext:value-type="float">
            <text:p>652.4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52.6" calcext:value-type="float">
            <text:p>652.6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52.8" calcext:value-type="float">
            <text:p>652.8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3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3"/>
        </table:table-row>
        <table:table-row table:style-name="ro2">
          <table:table-cell table:style-name="ce2" office:value-type="float" office:value="653.2" calcext:value-type="float">
            <text:p>653.2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3"/>
        </table:table-row>
        <table:table-row table:style-name="ro2">
          <table:table-cell table:style-name="ce2" office:value-type="float" office:value="653.4" calcext:value-type="float">
            <text:p>653.4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3"/>
        </table:table-row>
        <table:table-row table:style-name="ro2">
          <table:table-cell table:style-name="ce2" office:value-type="float" office:value="653.6" calcext:value-type="float">
            <text:p>653.6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3"/>
        </table:table-row>
        <table:table-row table:style-name="ro2">
          <table:table-cell table:style-name="ce2" office:value-type="float" office:value="653.8" calcext:value-type="float">
            <text:p>653.8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3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3"/>
        </table:table-row>
        <table:table-row table:style-name="ro2">
          <table:table-cell table:style-name="ce2" office:value-type="float" office:value="654.2" calcext:value-type="float">
            <text:p>654.2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3"/>
        </table:table-row>
        <table:table-row table:style-name="ro2">
          <table:table-cell table:style-name="ce2" office:value-type="float" office:value="654.4" calcext:value-type="float">
            <text:p>654.4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3"/>
        </table:table-row>
        <table:table-row table:style-name="ro2">
          <table:table-cell table:style-name="ce2" office:value-type="float" office:value="654.6" calcext:value-type="float">
            <text:p>654.6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3"/>
        </table:table-row>
        <table:table-row table:style-name="ro2">
          <table:table-cell table:style-name="ce2" office:value-type="float" office:value="654.8" calcext:value-type="float">
            <text:p>654.8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5.2" calcext:value-type="float">
            <text:p>655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5.4" calcext:value-type="float">
            <text:p>655.4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6" calcext:value-type="float">
            <text:p>655.6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8" calcext:value-type="float">
            <text:p>655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2" calcext:value-type="float">
            <text:p>656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4" calcext:value-type="float">
            <text:p>656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6" calcext:value-type="float">
            <text:p>656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8" calcext:value-type="float">
            <text:p>656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2" calcext:value-type="float">
            <text:p>657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4" calcext:value-type="float">
            <text:p>657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6" calcext:value-type="float">
            <text:p>657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8" calcext:value-type="float">
            <text:p>657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8.2" calcext:value-type="float">
            <text:p>658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8.4" calcext:value-type="float">
            <text:p>658.4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8.6" calcext:value-type="float">
            <text:p>658.6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8.8" calcext:value-type="float">
            <text:p>658.8</text:p>
          </table:table-cell>
          <table:table-cell table:style-name="ce4" office:value-type="float" office:value="0.79" calcext:value-type="float">
            <text:p>0.79</text:p>
          </table:table-cell>
          <table:table-cell table:number-columns-repeated="13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3"/>
        </table:table-row>
        <table:table-row table:style-name="ro2">
          <table:table-cell table:style-name="ce2" office:value-type="float" office:value="659.2" calcext:value-type="float">
            <text:p>659.2</text:p>
          </table:table-cell>
          <table:table-cell table:style-name="ce4" office:value-type="float" office:value="0.72" calcext:value-type="float">
            <text:p>0.72</text:p>
          </table:table-cell>
          <table:table-cell table:number-columns-repeated="13"/>
        </table:table-row>
        <table:table-row table:style-name="ro2">
          <table:table-cell table:style-name="ce2" office:value-type="float" office:value="659.4" calcext:value-type="float">
            <text:p>659.4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3"/>
        </table:table-row>
        <table:table-row table:style-name="ro2">
          <table:table-cell table:style-name="ce2" office:value-type="float" office:value="659.6" calcext:value-type="float">
            <text:p>659.6</text:p>
          </table:table-cell>
          <table:table-cell table:style-name="ce4" office:value-type="float" office:value="0.63" calcext:value-type="float">
            <text:p>0.63</text:p>
          </table:table-cell>
          <table:table-cell table:number-columns-repeated="13"/>
        </table:table-row>
        <table:table-row table:style-name="ro2">
          <table:table-cell table:style-name="ce2" office:value-type="float" office:value="659.8" calcext:value-type="float">
            <text:p>659.8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3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3"/>
        </table:table-row>
        <table:table-row table:style-name="ro2">
          <table:table-cell table:style-name="ce2" office:value-type="float" office:value="660.2" calcext:value-type="float">
            <text:p>660.2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3"/>
        </table:table-row>
        <table:table-row table:style-name="ro2">
          <table:table-cell table:style-name="ce2" office:value-type="float" office:value="660.4" calcext:value-type="float">
            <text:p>660.4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13"/>
        </table:table-row>
        <table:table-row table:style-name="ro2">
          <table:table-cell table:style-name="ce2" office:value-type="float" office:value="660.6" calcext:value-type="float">
            <text:p>660.6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3"/>
        </table:table-row>
        <table:table-row table:style-name="ro2">
          <table:table-cell table:style-name="ce2" office:value-type="float" office:value="660.8" calcext:value-type="float">
            <text:p>660.8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61.2" calcext:value-type="float">
            <text:p>661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61.4" calcext:value-type="float">
            <text:p>661.4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61.6" calcext:value-type="float">
            <text:p>661.6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61.8" calcext:value-type="float">
            <text:p>661.8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3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3"/>
        </table:table-row>
        <table:table-row table:style-name="ro2">
          <table:table-cell table:style-name="ce2" office:value-type="float" office:value="662.2" calcext:value-type="float">
            <text:p>662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62.4" calcext:value-type="float">
            <text:p>662.4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3"/>
        </table:table-row>
        <table:table-row table:style-name="ro2">
          <table:table-cell table:style-name="ce2" office:value-type="float" office:value="662.6" calcext:value-type="float">
            <text:p>662.6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62.8" calcext:value-type="float">
            <text:p>662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2" calcext:value-type="float">
            <text:p>663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4" calcext:value-type="float">
            <text:p>663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6" calcext:value-type="float">
            <text:p>663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3.8" calcext:value-type="float">
            <text:p>663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2" calcext:value-type="float">
            <text:p>664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4" calcext:value-type="float">
            <text:p>664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6" calcext:value-type="float">
            <text:p>664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4.8" calcext:value-type="float">
            <text:p>664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2" calcext:value-type="float">
            <text:p>665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4" calcext:value-type="float">
            <text:p>665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6" calcext:value-type="float">
            <text:p>665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8" calcext:value-type="float">
            <text:p>665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2" calcext:value-type="float">
            <text:p>66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4" calcext:value-type="float">
            <text:p>66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6" calcext:value-type="float">
            <text:p>66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8" calcext:value-type="float">
            <text:p>666.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 table:number-rows-repeated="654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% Transmittanc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Flux</text:p>
          </table:table-cell>
          <table:table-cell/>
          <table:table-cell office:value-type="string" calcext:value-type="string">
            <text:p>Total Flux</text:p>
          </table:table-cell>
          <table:table-cell office:value-type="string" calcext:value-type="string">
            <text:p>Total Magnitude</text:p>
          </table:table-cell>
          <table:table-cell/>
          <table:table-cell office:value-type="string" calcext:value-type="string">
            <text:p>Airmass Corrected</text:p>
          </table:table-cell>
          <table:table-cell/>
          <table:table-cell office:value-type="string" calcext:value-type="string">
            <text:p>Conversion Factor</text:p>
          </table:table-cell>
          <table:table-cell/>
        </table:table-row>
        <table:table-row table:style-name="ro2">
          <table:table-cell table:style-name="ce2" office:value-type="float" office:value="646.2" calcext:value-type="float">
            <text:p>64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6.4" calcext:value-type="float">
            <text:p>64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21:.B46])" office:value-type="float" office:value="0.346538461538461" calcext:value-type="float">
            <text:p>0.35</text:p>
          </table:table-cell>
          <table:table-cell office:value-type="float" office:value="11.086" calcext:value-type="float">
            <text:p>11.09</text:p>
          </table:table-cell>
          <table:table-cell table:style-name="ce6" table:formula="of:=10^(([.F3]+21.48)/-2.5)" office:value-type="float" office:value="0.000000000000094102248352675" calcext:value-type="float">
            <text:p>9.41E-14</text:p>
          </table:table-cell>
          <table:table-cell/>
          <table:table-cell table:style-name="ce6" table:formula="of:=[.E3]*[.G3]+[.E4]*[.G4]+[.E5]*[.G5]" office:value-type="float" office:value="0.000000000000116158582659557" calcext:value-type="float">
            <text:p>1.16E-13</text:p>
          </table:table-cell>
          <table:table-cell table:formula="of:=-2.5*LOG([.I3];10)-21.48" office:value-type="float" office:value="10.8573717394338" calcext:value-type="float">
            <text:p>10.86</text:p>
          </table:table-cell>
          <table:table-cell/>
          <table:table-cell table:formula="of:=[.J3]-0.114*[.E8]" office:value-type="float" office:value="10.7145297394338" calcext:value-type="float">
            <text:p>10.71</text:p>
          </table:table-cell>
          <table:table-cell/>
          <table:table-cell table:style-name="ce6" table:formula="of:=(10^(([.L3]+21.48)/-2.5))/(10^(([.H9]+21.48)/-2.5))" office:value-type="float" office:value="1.43172235840954E-020" calcext:value-type="float">
            <text:p>1.43E-20</text:p>
          </table:table-cell>
          <table:table-cell office:value-type="string" calcext:value-type="string">
            <text:p>Real Flux/Measured Flux</text:p>
          </table:table-cell>
        </table:table-row>
        <table:table-row table:style-name="ro2">
          <table:table-cell table:style-name="ce2" office:value-type="float" office:value="646.6" calcext:value-type="float">
            <text:p>64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46:.B70])" office:value-type="float" office:value="0.82" calcext:value-type="float">
            <text:p>0.82</text:p>
          </table:table-cell>
          <table:table-cell office:value-type="float" office:value="11.16" calcext:value-type="float">
            <text:p>11.16</text:p>
          </table:table-cell>
          <table:table-cell table:style-name="ce6" table:formula="of:=10^(([.F4]+21.48)/-2.5)" office:value-type="float" office:value="0.0000000000000879022516830882" calcext:value-type="float">
            <text:p>8.79E-14</text:p>
          </table:table-cell>
          <table:table-cell table:number-columns-repeated="8"/>
        </table:table-row>
        <table:table-row table:style-name="ro2">
          <table:table-cell table:style-name="ce2" office:value-type="float" office:value="646.8" calcext:value-type="float">
            <text:p>64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71:.B96])" office:value-type="float" office:value="0.121538461538462" calcext:value-type="float">
            <text:p>0.12</text:p>
          </table:table-cell>
          <table:table-cell office:value-type="float" office:value="11.083" calcext:value-type="float">
            <text:p>11.08</text:p>
          </table:table-cell>
          <table:table-cell table:style-name="ce6" table:formula="of:=10^(([.F5]+21.48)/-2.5)" office:value-type="float" office:value="0.0000000000000943626220276723" calcext:value-type="float">
            <text:p>9.44E-14</text:p>
          </table:table-cell>
          <table:table-cell table:number-columns-repeated="8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2" calcext:value-type="float">
            <text:p>647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4" calcext:value-type="float">
            <text:p>647.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Airmass:</text:p>
          </table:table-cell>
          <table:table-cell table:style-name="ce5" office:value-type="float" office:value="1.253" calcext:value-type="float">
            <text:p>1.2530</text:p>
          </table:table-cell>
          <table:table-cell table:number-columns-repeated="10"/>
        </table:table-row>
        <table:table-row table:style-name="ro2">
          <table:table-cell table:style-name="ce2" office:value-type="float" office:value="647.6" calcext:value-type="float">
            <text:p>647.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hot Flux:</text:p>
          </table:table-cell>
          <table:table-cell office:value-type="float" office:value="3074314" calcext:value-type="float">
            <text:p>3074314</text:p>
          </table:table-cell>
          <table:table-cell/>
          <table:table-cell office:value-type="string" calcext:value-type="string">
            <text:p>Phot Mag:</text:p>
          </table:table-cell>
          <table:table-cell table:formula="of:=-2.5*LOG([.E9]/8.5;10)-25" office:value-type="float" office:value="-38.8958232426989" calcext:value-type="float">
            <text:p>-38.9</text:p>
          </table:table-cell>
          <table:table-cell table:number-columns-repeated="7"/>
        </table:table-row>
        <table:table-row table:style-name="ro2">
          <table:table-cell table:style-name="ce2" office:value-type="float" office:value="647.8" calcext:value-type="float">
            <text:p>647.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Exposure Time:</text:p>
          </table:table-cell>
          <table:table-cell office:value-type="float" office:value="8.5" calcext:value-type="float">
            <text:p>8.5</text:p>
          </table:table-cell>
          <table:table-cell table:number-columns-repeated="1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2" calcext:value-type="float">
            <text:p>648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4" calcext:value-type="float">
            <text:p>648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6" calcext:value-type="float">
            <text:p>648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8" calcext:value-type="float">
            <text:p>648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2" calcext:value-type="float">
            <text:p>649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4" calcext:value-type="float">
            <text:p>649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6" calcext:value-type="float">
            <text:p>649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8" calcext:value-type="float">
            <text:p>649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7"/>
          <table:table-cell>
            <draw:frame table:end-cell-address="Sheet3.Q38" table:end-x="0.3193in" table:end-y="0.135in" draw:z-index="0" draw:style-name="gr1" svg:width="6.4638in" svg:height="3.0906in" svg:x="0.0984in" svg:y="0.0693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50.2" calcext:value-type="float">
            <text:p>650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4" calcext:value-type="float">
            <text:p>650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6" calcext:value-type="float">
            <text:p>650.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0.8" calcext:value-type="float">
            <text:p>650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51.2" calcext:value-type="float">
            <text:p>651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51.4" calcext:value-type="float">
            <text:p>651.4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3"/>
        </table:table-row>
        <table:table-row table:style-name="ro2">
          <table:table-cell table:style-name="ce2" office:value-type="float" office:value="651.6" calcext:value-type="float">
            <text:p>651.6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3"/>
        </table:table-row>
        <table:table-row table:style-name="ro2">
          <table:table-cell table:style-name="ce2" office:value-type="float" office:value="651.8" calcext:value-type="float">
            <text:p>651.8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52.2" calcext:value-type="float">
            <text:p>652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52.4" calcext:value-type="float">
            <text:p>652.4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52.6" calcext:value-type="float">
            <text:p>652.6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52.8" calcext:value-type="float">
            <text:p>652.8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3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3"/>
        </table:table-row>
        <table:table-row table:style-name="ro2">
          <table:table-cell table:style-name="ce2" office:value-type="float" office:value="653.2" calcext:value-type="float">
            <text:p>653.2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3"/>
        </table:table-row>
        <table:table-row table:style-name="ro2">
          <table:table-cell table:style-name="ce2" office:value-type="float" office:value="653.4" calcext:value-type="float">
            <text:p>653.4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3"/>
        </table:table-row>
        <table:table-row table:style-name="ro2">
          <table:table-cell table:style-name="ce2" office:value-type="float" office:value="653.6" calcext:value-type="float">
            <text:p>653.6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3"/>
        </table:table-row>
        <table:table-row table:style-name="ro2">
          <table:table-cell table:style-name="ce2" office:value-type="float" office:value="653.8" calcext:value-type="float">
            <text:p>653.8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3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3"/>
        </table:table-row>
        <table:table-row table:style-name="ro2">
          <table:table-cell table:style-name="ce2" office:value-type="float" office:value="654.2" calcext:value-type="float">
            <text:p>654.2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3"/>
        </table:table-row>
        <table:table-row table:style-name="ro2">
          <table:table-cell table:style-name="ce2" office:value-type="float" office:value="654.4" calcext:value-type="float">
            <text:p>654.4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3"/>
        </table:table-row>
        <table:table-row table:style-name="ro2">
          <table:table-cell table:style-name="ce2" office:value-type="float" office:value="654.6" calcext:value-type="float">
            <text:p>654.6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3"/>
        </table:table-row>
        <table:table-row table:style-name="ro2">
          <table:table-cell table:style-name="ce2" office:value-type="float" office:value="654.8" calcext:value-type="float">
            <text:p>654.8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5.2" calcext:value-type="float">
            <text:p>655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5.4" calcext:value-type="float">
            <text:p>655.4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6" calcext:value-type="float">
            <text:p>655.6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8" calcext:value-type="float">
            <text:p>655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2" calcext:value-type="float">
            <text:p>656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4" calcext:value-type="float">
            <text:p>656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6" calcext:value-type="float">
            <text:p>656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8" calcext:value-type="float">
            <text:p>656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2" calcext:value-type="float">
            <text:p>657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4" calcext:value-type="float">
            <text:p>657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6" calcext:value-type="float">
            <text:p>657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8" calcext:value-type="float">
            <text:p>657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8.2" calcext:value-type="float">
            <text:p>658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8.4" calcext:value-type="float">
            <text:p>658.4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8.6" calcext:value-type="float">
            <text:p>658.6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8.8" calcext:value-type="float">
            <text:p>658.8</text:p>
          </table:table-cell>
          <table:table-cell table:style-name="ce4" office:value-type="float" office:value="0.79" calcext:value-type="float">
            <text:p>0.79</text:p>
          </table:table-cell>
          <table:table-cell table:number-columns-repeated="13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3"/>
        </table:table-row>
        <table:table-row table:style-name="ro2">
          <table:table-cell table:style-name="ce2" office:value-type="float" office:value="659.2" calcext:value-type="float">
            <text:p>659.2</text:p>
          </table:table-cell>
          <table:table-cell table:style-name="ce4" office:value-type="float" office:value="0.72" calcext:value-type="float">
            <text:p>0.72</text:p>
          </table:table-cell>
          <table:table-cell table:number-columns-repeated="13"/>
        </table:table-row>
        <table:table-row table:style-name="ro2">
          <table:table-cell table:style-name="ce2" office:value-type="float" office:value="659.4" calcext:value-type="float">
            <text:p>659.4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3"/>
        </table:table-row>
        <table:table-row table:style-name="ro2">
          <table:table-cell table:style-name="ce2" office:value-type="float" office:value="659.6" calcext:value-type="float">
            <text:p>659.6</text:p>
          </table:table-cell>
          <table:table-cell table:style-name="ce4" office:value-type="float" office:value="0.63" calcext:value-type="float">
            <text:p>0.63</text:p>
          </table:table-cell>
          <table:table-cell table:number-columns-repeated="13"/>
        </table:table-row>
        <table:table-row table:style-name="ro2">
          <table:table-cell table:style-name="ce2" office:value-type="float" office:value="659.8" calcext:value-type="float">
            <text:p>659.8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3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3"/>
        </table:table-row>
        <table:table-row table:style-name="ro2">
          <table:table-cell table:style-name="ce2" office:value-type="float" office:value="660.2" calcext:value-type="float">
            <text:p>660.2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3"/>
        </table:table-row>
        <table:table-row table:style-name="ro2">
          <table:table-cell table:style-name="ce2" office:value-type="float" office:value="660.4" calcext:value-type="float">
            <text:p>660.4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13"/>
        </table:table-row>
        <table:table-row table:style-name="ro2">
          <table:table-cell table:style-name="ce2" office:value-type="float" office:value="660.6" calcext:value-type="float">
            <text:p>660.6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3"/>
        </table:table-row>
        <table:table-row table:style-name="ro2">
          <table:table-cell table:style-name="ce2" office:value-type="float" office:value="660.8" calcext:value-type="float">
            <text:p>660.8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61.2" calcext:value-type="float">
            <text:p>661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61.4" calcext:value-type="float">
            <text:p>661.4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61.6" calcext:value-type="float">
            <text:p>661.6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61.8" calcext:value-type="float">
            <text:p>661.8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3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3"/>
        </table:table-row>
        <table:table-row table:style-name="ro2">
          <table:table-cell table:style-name="ce2" office:value-type="float" office:value="662.2" calcext:value-type="float">
            <text:p>662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62.4" calcext:value-type="float">
            <text:p>662.4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3"/>
        </table:table-row>
        <table:table-row table:style-name="ro2">
          <table:table-cell table:style-name="ce2" office:value-type="float" office:value="662.6" calcext:value-type="float">
            <text:p>662.6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62.8" calcext:value-type="float">
            <text:p>662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2" calcext:value-type="float">
            <text:p>663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4" calcext:value-type="float">
            <text:p>663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6" calcext:value-type="float">
            <text:p>663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3.8" calcext:value-type="float">
            <text:p>663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2" calcext:value-type="float">
            <text:p>664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4" calcext:value-type="float">
            <text:p>664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6" calcext:value-type="float">
            <text:p>664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4.8" calcext:value-type="float">
            <text:p>664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2" calcext:value-type="float">
            <text:p>665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4" calcext:value-type="float">
            <text:p>665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6" calcext:value-type="float">
            <text:p>665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8" calcext:value-type="float">
            <text:p>665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2" calcext:value-type="float">
            <text:p>66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4" calcext:value-type="float">
            <text:p>66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6" calcext:value-type="float">
            <text:p>66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8" calcext:value-type="float">
            <text:p>666.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 table:number-rows-repeated="654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4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% Transmittanc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Flux</text:p>
          </table:table-cell>
          <table:table-cell/>
          <table:table-cell office:value-type="string" calcext:value-type="string">
            <text:p>Total Flux</text:p>
          </table:table-cell>
          <table:table-cell office:value-type="string" calcext:value-type="string">
            <text:p>Total Magnitude</text:p>
          </table:table-cell>
          <table:table-cell/>
          <table:table-cell office:value-type="string" calcext:value-type="string">
            <text:p>Airmass Corrected</text:p>
          </table:table-cell>
          <table:table-cell/>
          <table:table-cell office:value-type="string" calcext:value-type="string">
            <text:p>Conversion Factor</text:p>
          </table:table-cell>
          <table:table-cell/>
        </table:table-row>
        <table:table-row table:style-name="ro2">
          <table:table-cell table:style-name="ce2" office:value-type="float" office:value="646.2" calcext:value-type="float">
            <text:p>64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6.4" calcext:value-type="float">
            <text:p>64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21:.B46])" office:value-type="float" office:value="0.346538461538461" calcext:value-type="float">
            <text:p>0.35</text:p>
          </table:table-cell>
          <table:table-cell office:value-type="float" office:value="10.028" calcext:value-type="float">
            <text:p>10.03</text:p>
          </table:table-cell>
          <table:table-cell table:style-name="ce6" table:formula="of:=10^(([.F3]+21.48)/-2.5)" office:value-type="float" office:value="0.000000000000249344618809782" calcext:value-type="float">
            <text:p>2.49E-13</text:p>
          </table:table-cell>
          <table:table-cell/>
          <table:table-cell table:style-name="ce6" table:formula="of:=[.E3]*[.G3]+[.E4]*[.G4]+[.E5]*[.G5]" office:value-type="float" office:value="0.000000000000313419787850951" calcext:value-type="float">
            <text:p>3.13E-13</text:p>
          </table:table-cell>
          <table:table-cell table:formula="of:=-2.5*LOG([.I3];10)-21.48" office:value-type="float" office:value="9.77968396922834" calcext:value-type="float">
            <text:p>9.78</text:p>
          </table:table-cell>
          <table:table-cell/>
          <table:table-cell table:formula="of:=[.J3]-0.114*[.E8]" office:value-type="float" office:value="9.65405596922834" calcext:value-type="float">
            <text:p>9.65</text:p>
          </table:table-cell>
          <table:table-cell/>
          <table:table-cell table:style-name="ce6" table:formula="of:=(10^(([.L3]+21.48)/-2.5))/(10^(([.H9]+21.48)/-2.5))" office:value-type="float" office:value="1.3589563619172E-020" calcext:value-type="float">
            <text:p>1.36E-20</text:p>
          </table:table-cell>
          <table:table-cell office:value-type="string" calcext:value-type="string">
            <text:p>Real Flux/Measured Flux</text:p>
          </table:table-cell>
        </table:table-row>
        <table:table-row table:style-name="ro2">
          <table:table-cell table:style-name="ce2" office:value-type="float" office:value="646.6" calcext:value-type="float">
            <text:p>64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46:.B70])" office:value-type="float" office:value="0.82" calcext:value-type="float">
            <text:p>0.82</text:p>
          </table:table-cell>
          <table:table-cell office:value-type="float" office:value="10.072" calcext:value-type="float">
            <text:p>10.07</text:p>
          </table:table-cell>
          <table:table-cell table:style-name="ce6" table:formula="of:=10^(([.F4]+21.48)/-2.5)" office:value-type="float" office:value="0.000000000000239441817286338" calcext:value-type="float">
            <text:p>2.39E-13</text:p>
          </table:table-cell>
          <table:table-cell table:number-columns-repeated="8"/>
        </table:table-row>
        <table:table-row table:style-name="ro2">
          <table:table-cell table:style-name="ce2" office:value-type="float" office:value="646.8" calcext:value-type="float">
            <text:p>64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AVERAGE([.B71:.B96])" office:value-type="float" office:value="0.121538461538462" calcext:value-type="float">
            <text:p>0.12</text:p>
          </table:table-cell>
          <table:table-cell office:value-type="float" office:value="10.015" calcext:value-type="float">
            <text:p>10.02</text:p>
          </table:table-cell>
          <table:table-cell table:style-name="ce6" table:formula="of:=10^(([.F5]+21.48)/-2.5)" office:value-type="float" office:value="0.000000000000252348077248057" calcext:value-type="float">
            <text:p>2.52E-13</text:p>
          </table:table-cell>
          <table:table-cell table:number-columns-repeated="8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2" calcext:value-type="float">
            <text:p>647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7.4" calcext:value-type="float">
            <text:p>647.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Airmass:</text:p>
          </table:table-cell>
          <table:table-cell table:style-name="ce5" office:value-type="float" office:value="1.102" calcext:value-type="float">
            <text:p>1.1020</text:p>
          </table:table-cell>
          <table:table-cell table:number-columns-repeated="10"/>
        </table:table-row>
        <table:table-row table:style-name="ro2">
          <table:table-cell table:style-name="ce2" office:value-type="float" office:value="647.6" calcext:value-type="float">
            <text:p>647.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hot Flux:</text:p>
          </table:table-cell>
          <table:table-cell office:value-type="float" office:value="2529951" calcext:value-type="float">
            <text:p>2529951</text:p>
          </table:table-cell>
          <table:table-cell/>
          <table:table-cell office:value-type="string" calcext:value-type="string">
            <text:p>Phot Mag:</text:p>
          </table:table-cell>
          <table:table-cell table:formula="of:=-2.5*LOG([.E9]/2.5;10)-25" office:value-type="float" office:value="-40.0129302529633" calcext:value-type="float">
            <text:p>-40.01</text:p>
          </table:table-cell>
          <table:table-cell table:number-columns-repeated="7"/>
        </table:table-row>
        <table:table-row table:style-name="ro2">
          <table:table-cell table:style-name="ce2" office:value-type="float" office:value="647.8" calcext:value-type="float">
            <text:p>647.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Exposure Time: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>
            <draw:frame table:end-cell-address="Sheet4.P29" table:end-x="0.6693in" table:end-y="0.0929in" draw:z-index="0" draw:style-name="gr1" svg:width="6.4638in" svg:height="3.0906in" svg:x="0.452in" svg:y="0.0272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table:style-name="ce2" office:value-type="float" office:value="648.2" calcext:value-type="float">
            <text:p>648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4" calcext:value-type="float">
            <text:p>648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6" calcext:value-type="float">
            <text:p>648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8.8" calcext:value-type="float">
            <text:p>648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2" calcext:value-type="float">
            <text:p>649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4" calcext:value-type="float">
            <text:p>649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6" calcext:value-type="float">
            <text:p>649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49.8" calcext:value-type="float">
            <text:p>649.8</text:p>
          </table:table-cell>
          <table:table-cell table:style-name="ce4" office:value-type="float" office:value="0.01" calcext:value-type="float">
            <text:p>0.01</text:p>
          </table:table-cell>
          <table:table-cell/>
          <table:table-cell>
            <draw:frame table:end-cell-address="Sheet4.K38" table:end-x="0.2185in" table:end-y="0.1354in" draw:z-index="1" draw:style-name="gr1" svg:width="6.4638in" svg:height="3.0906in" svg:x="0.0012in" svg:y="0.0697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50.2" calcext:value-type="float">
            <text:p>650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4" calcext:value-type="float">
            <text:p>650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50.6" calcext:value-type="float">
            <text:p>650.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0.8" calcext:value-type="float">
            <text:p>650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51.2" calcext:value-type="float">
            <text:p>651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51.4" calcext:value-type="float">
            <text:p>651.4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3"/>
        </table:table-row>
        <table:table-row table:style-name="ro2">
          <table:table-cell table:style-name="ce2" office:value-type="float" office:value="651.6" calcext:value-type="float">
            <text:p>651.6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3"/>
        </table:table-row>
        <table:table-row table:style-name="ro2">
          <table:table-cell table:style-name="ce2" office:value-type="float" office:value="651.8" calcext:value-type="float">
            <text:p>651.8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52.2" calcext:value-type="float">
            <text:p>652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52.4" calcext:value-type="float">
            <text:p>652.4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52.6" calcext:value-type="float">
            <text:p>652.6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52.8" calcext:value-type="float">
            <text:p>652.8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3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3"/>
        </table:table-row>
        <table:table-row table:style-name="ro2">
          <table:table-cell table:style-name="ce2" office:value-type="float" office:value="653.2" calcext:value-type="float">
            <text:p>653.2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3"/>
        </table:table-row>
        <table:table-row table:style-name="ro2">
          <table:table-cell table:style-name="ce2" office:value-type="float" office:value="653.4" calcext:value-type="float">
            <text:p>653.4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3"/>
        </table:table-row>
        <table:table-row table:style-name="ro2">
          <table:table-cell table:style-name="ce2" office:value-type="float" office:value="653.6" calcext:value-type="float">
            <text:p>653.6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3"/>
        </table:table-row>
        <table:table-row table:style-name="ro2">
          <table:table-cell table:style-name="ce2" office:value-type="float" office:value="653.8" calcext:value-type="float">
            <text:p>653.8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3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3"/>
        </table:table-row>
        <table:table-row table:style-name="ro2">
          <table:table-cell table:style-name="ce2" office:value-type="float" office:value="654.2" calcext:value-type="float">
            <text:p>654.2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3"/>
        </table:table-row>
        <table:table-row table:style-name="ro2">
          <table:table-cell table:style-name="ce2" office:value-type="float" office:value="654.4" calcext:value-type="float">
            <text:p>654.4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3"/>
        </table:table-row>
        <table:table-row table:style-name="ro2">
          <table:table-cell table:style-name="ce2" office:value-type="float" office:value="654.6" calcext:value-type="float">
            <text:p>654.6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3"/>
        </table:table-row>
        <table:table-row table:style-name="ro2">
          <table:table-cell table:style-name="ce2" office:value-type="float" office:value="654.8" calcext:value-type="float">
            <text:p>654.8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5.2" calcext:value-type="float">
            <text:p>655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5.4" calcext:value-type="float">
            <text:p>655.4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6" calcext:value-type="float">
            <text:p>655.6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5.8" calcext:value-type="float">
            <text:p>655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2" calcext:value-type="float">
            <text:p>656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4" calcext:value-type="float">
            <text:p>656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6" calcext:value-type="float">
            <text:p>656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6.8" calcext:value-type="float">
            <text:p>656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2" calcext:value-type="float">
            <text:p>657.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4" calcext:value-type="float">
            <text:p>657.4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6" calcext:value-type="float">
            <text:p>657.6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7.8" calcext:value-type="float">
            <text:p>657.8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3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3"/>
        </table:table-row>
        <table:table-row table:style-name="ro2">
          <table:table-cell table:style-name="ce2" office:value-type="float" office:value="658.2" calcext:value-type="float">
            <text:p>658.2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3"/>
        </table:table-row>
        <table:table-row table:style-name="ro2">
          <table:table-cell table:style-name="ce2" office:value-type="float" office:value="658.4" calcext:value-type="float">
            <text:p>658.4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3"/>
        </table:table-row>
        <table:table-row table:style-name="ro2">
          <table:table-cell table:style-name="ce2" office:value-type="float" office:value="658.6" calcext:value-type="float">
            <text:p>658.6</text:p>
          </table:table-cell>
          <table:table-cell table:style-name="ce4" office:value-type="float" office:value="0.82" calcext:value-type="float">
            <text:p>0.82</text:p>
          </table:table-cell>
          <table:table-cell table:number-columns-repeated="13"/>
        </table:table-row>
        <table:table-row table:style-name="ro2">
          <table:table-cell table:style-name="ce2" office:value-type="float" office:value="658.8" calcext:value-type="float">
            <text:p>658.8</text:p>
          </table:table-cell>
          <table:table-cell table:style-name="ce4" office:value-type="float" office:value="0.79" calcext:value-type="float">
            <text:p>0.79</text:p>
          </table:table-cell>
          <table:table-cell table:number-columns-repeated="13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3"/>
        </table:table-row>
        <table:table-row table:style-name="ro2">
          <table:table-cell table:style-name="ce2" office:value-type="float" office:value="659.2" calcext:value-type="float">
            <text:p>659.2</text:p>
          </table:table-cell>
          <table:table-cell table:style-name="ce4" office:value-type="float" office:value="0.72" calcext:value-type="float">
            <text:p>0.72</text:p>
          </table:table-cell>
          <table:table-cell table:number-columns-repeated="13"/>
        </table:table-row>
        <table:table-row table:style-name="ro2">
          <table:table-cell table:style-name="ce2" office:value-type="float" office:value="659.4" calcext:value-type="float">
            <text:p>659.4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3"/>
        </table:table-row>
        <table:table-row table:style-name="ro2">
          <table:table-cell table:style-name="ce2" office:value-type="float" office:value="659.6" calcext:value-type="float">
            <text:p>659.6</text:p>
          </table:table-cell>
          <table:table-cell table:style-name="ce4" office:value-type="float" office:value="0.63" calcext:value-type="float">
            <text:p>0.63</text:p>
          </table:table-cell>
          <table:table-cell table:number-columns-repeated="13"/>
        </table:table-row>
        <table:table-row table:style-name="ro2">
          <table:table-cell table:style-name="ce2" office:value-type="float" office:value="659.8" calcext:value-type="float">
            <text:p>659.8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3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3"/>
        </table:table-row>
        <table:table-row table:style-name="ro2">
          <table:table-cell table:style-name="ce2" office:value-type="float" office:value="660.2" calcext:value-type="float">
            <text:p>660.2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3"/>
        </table:table-row>
        <table:table-row table:style-name="ro2">
          <table:table-cell table:style-name="ce2" office:value-type="float" office:value="660.4" calcext:value-type="float">
            <text:p>660.4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13"/>
        </table:table-row>
        <table:table-row table:style-name="ro2">
          <table:table-cell table:style-name="ce2" office:value-type="float" office:value="660.6" calcext:value-type="float">
            <text:p>660.6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3"/>
        </table:table-row>
        <table:table-row table:style-name="ro2">
          <table:table-cell table:style-name="ce2" office:value-type="float" office:value="660.8" calcext:value-type="float">
            <text:p>660.8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3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3"/>
        </table:table-row>
        <table:table-row table:style-name="ro2">
          <table:table-cell table:style-name="ce2" office:value-type="float" office:value="661.2" calcext:value-type="float">
            <text:p>661.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3"/>
        </table:table-row>
        <table:table-row table:style-name="ro2">
          <table:table-cell table:style-name="ce2" office:value-type="float" office:value="661.4" calcext:value-type="float">
            <text:p>661.4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3"/>
        </table:table-row>
        <table:table-row table:style-name="ro2">
          <table:table-cell table:style-name="ce2" office:value-type="float" office:value="661.6" calcext:value-type="float">
            <text:p>661.6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3"/>
        </table:table-row>
        <table:table-row table:style-name="ro2">
          <table:table-cell table:style-name="ce2" office:value-type="float" office:value="661.8" calcext:value-type="float">
            <text:p>661.8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3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3"/>
        </table:table-row>
        <table:table-row table:style-name="ro2">
          <table:table-cell table:style-name="ce2" office:value-type="float" office:value="662.2" calcext:value-type="float">
            <text:p>662.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3"/>
        </table:table-row>
        <table:table-row table:style-name="ro2">
          <table:table-cell table:style-name="ce2" office:value-type="float" office:value="662.4" calcext:value-type="float">
            <text:p>662.4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3"/>
        </table:table-row>
        <table:table-row table:style-name="ro2">
          <table:table-cell table:style-name="ce2" office:value-type="float" office:value="662.6" calcext:value-type="float">
            <text:p>662.6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 table:style-name="ce2" office:value-type="float" office:value="662.8" calcext:value-type="float">
            <text:p>662.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3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2" calcext:value-type="float">
            <text:p>663.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4" calcext:value-type="float">
            <text:p>663.4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3"/>
        </table:table-row>
        <table:table-row table:style-name="ro2">
          <table:table-cell table:style-name="ce2" office:value-type="float" office:value="663.6" calcext:value-type="float">
            <text:p>663.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3.8" calcext:value-type="float">
            <text:p>663.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2" calcext:value-type="float">
            <text:p>664.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4" calcext:value-type="float">
            <text:p>664.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3"/>
        </table:table-row>
        <table:table-row table:style-name="ro2">
          <table:table-cell table:style-name="ce2" office:value-type="float" office:value="664.6" calcext:value-type="float">
            <text:p>664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4.8" calcext:value-type="float">
            <text:p>664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2" calcext:value-type="float">
            <text:p>665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4" calcext:value-type="float">
            <text:p>665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6" calcext:value-type="float">
            <text:p>665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5.8" calcext:value-type="float">
            <text:p>665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2" calcext:value-type="float">
            <text:p>66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4" calcext:value-type="float">
            <text:p>666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6" calcext:value-type="float">
            <text:p>666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6.8" calcext:value-type="float">
            <text:p>666.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 table:number-rows-repeated="6542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0000-00-00T15:26:54.230410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$Build-2</meta:generator>
    <meta:initial-creator>Cameron Sobie</meta:initial-creator>
    <meta:creation-date>2009-09-25T10:22:56</meta:creation-date>
    <dc:date>2015-08-26T15:45:43.006777890</dc:date>
    <meta:editing-cycles>10</meta:editing-cycles>
    <meta:editing-duration>PT7H35M51S</meta:editing-duration>
    <meta:document-statistic meta:table-count="4" meta:cell-count="964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7cm" svg:height="15.229cm" xlink:href="." xlink:type="simple" chart:class="chart:scatter" chart:style-name="ch1">
        <chart:legend chart:legend-position="end" svg:x="15.16cm" svg:y="7.333cm" style:legend-expansion="high" chart:style-name="ch2"/>
        <chart:plot-area chart:style-name="ch3" chart:data-source-has-labels="both" svg:x="2.184cm" svg:y="0.912cm" svg:width="15.319cm" svg:height="14.31cm">
          <chartooo:coordinate-region svg:x="2.832cm" svg:y="1.072cm" svg:width="14.431cm" svg:height="13.582cm"/>
          <chart:axis chart:dimension="x" chart:name="primary-x" chart:style-name="ch4" chartooo:axis-type="auto">
            <chart:categories table:cell-range-address="local-table.$A$2:.$A$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7" chart:label-cell-address="local-table.$C$1" chart:class="chart:scatter">
            <chart:domain table:cell-range-address="local-table.$B$2:.$B$107"/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46.2">
                <text:p>64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46.4">
                <text:p>6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46.6">
                <text:p>64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46.8">
                <text:p>6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47.2">
                <text:p>64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47.4">
                <text:p>64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47.6">
                <text:p>64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7.8">
                <text:p>64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48.2">
                <text:p>64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48.4">
                <text:p>64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48.6">
                <text:p>6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48.8">
                <text:p>64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49">
                <text:p>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49.2">
                <text:p>64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49.4">
                <text:p>64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49.6">
                <text:p>64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49.8">
                <text:p>64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0">
                <text:p>6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0.2">
                <text:p>65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0.4">
                <text:p>65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0.6">
                <text:p>650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0.8">
                <text:p>650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1">
                <text:p>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1.2">
                <text:p>651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1.4">
                <text:p>651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1.6">
                <text:p>651.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1.8">
                <text:p>651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2">
                <text:p>6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2.2">
                <text:p>652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2.4">
                <text:p>65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2.6">
                <text:p>65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2.8">
                <text:p>65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3">
                <text:p>65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3.2">
                <text:p>653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3.4">
                <text:p>653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3.6">
                <text:p>653.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3.8">
                <text:p>653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4">
                <text:p>65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4.2">
                <text:p>654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4.4">
                <text:p>654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4.6">
                <text:p>65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4.8">
                <text:p>654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55">
                <text:p>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55.2">
                <text:p>655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55.4">
                <text:p>655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55.6">
                <text:p>655.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55.8">
                <text:p>655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56">
                <text:p>6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56.2">
                <text:p>656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56.4">
                <text:p>656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56.6">
                <text:p>656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56.8">
                <text:p>656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57">
                <text:p>6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57.2">
                <text:p>657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57.4">
                <text:p>657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57.6">
                <text:p>657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57.8">
                <text:p>657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58">
                <text:p>65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58.2">
                <text:p>658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58.4">
                <text:p>658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8.6">
                <text:p>658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58.8">
                <text:p>658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9">
                <text:p>6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59.2">
                <text:p>659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59.4">
                <text:p>659.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59.6">
                <text:p>659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59.8">
                <text:p>659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0">
                <text:p>6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0.2">
                <text:p>660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0.4">
                <text:p>66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0.6">
                <text:p>660.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0.8">
                <text:p>660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1">
                <text:p>66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1.2">
                <text:p>661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1.4">
                <text:p>661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1.6">
                <text:p>661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1.8">
                <text:p>66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2">
                <text:p>6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2.2">
                <text:p>662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2.4">
                <text:p>662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2.6">
                <text:p>66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2.8">
                <text:p>662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3">
                <text:p>6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3.2">
                <text:p>663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3.4">
                <text:p>663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3.6">
                <text:p>663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3.8">
                <text:p>663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4">
                <text:p>6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4.2">
                <text:p>66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4.4">
                <text:p>66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4.6">
                <text:p>6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4.8">
                <text:p>6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65.2">
                <text:p>6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65.4">
                <text:p>6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65.6">
                <text:p>6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65.8">
                <text:p>6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66.2">
                <text:p>6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66.4">
                <text:p>6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66.6">
                <text:p>6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66.8">
                <text:p>6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9cm" svg:height="7.851cm" xlink:href="." xlink:type="simple" chart:class="chart:scatter" chart:style-name="ch1">
        <chart:legend chart:legend-position="end" svg:x="14.217cm" svg:y="3.78cm" style:legend-expansion="high" chart:style-name="ch2"/>
        <chart:plot-area chart:style-name="ch3" chart:data-source-has-labels="both" svg:x="2.008cm" svg:y="0.393cm" svg:width="14.422cm" svg:height="7.729cm">
          <chartooo:coordinate-region svg:x="2.656cm" svg:y="0.553cm" svg:width="13.534cm" svg:height="7.001cm"/>
          <chart:axis chart:dimension="x" chart:name="primary-x" chart:style-name="ch4" chartooo:axis-type="auto">
            <chart:categories table:cell-range-address="local-table.$A$2:.$A$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7" chart:label-cell-address="local-table.$C$1" chart:class="chart:scatter">
            <chart:domain table:cell-range-address="local-table.$B$2:.$B$107"/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46.2">
                <text:p>64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46.4">
                <text:p>6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46.6">
                <text:p>64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46.8">
                <text:p>6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47.2">
                <text:p>64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47.4">
                <text:p>64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47.6">
                <text:p>64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7.8">
                <text:p>64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48.2">
                <text:p>64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48.4">
                <text:p>64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48.6">
                <text:p>6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48.8">
                <text:p>64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49">
                <text:p>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49.2">
                <text:p>64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49.4">
                <text:p>64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49.6">
                <text:p>64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49.8">
                <text:p>64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0">
                <text:p>6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0.2">
                <text:p>65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0.4">
                <text:p>65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0.6">
                <text:p>650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0.8">
                <text:p>650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1">
                <text:p>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1.2">
                <text:p>651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1.4">
                <text:p>651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1.6">
                <text:p>651.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1.8">
                <text:p>651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2">
                <text:p>6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2.2">
                <text:p>652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2.4">
                <text:p>65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2.6">
                <text:p>65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2.8">
                <text:p>65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3">
                <text:p>65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3.2">
                <text:p>653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3.4">
                <text:p>653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3.6">
                <text:p>653.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3.8">
                <text:p>653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4">
                <text:p>65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4.2">
                <text:p>654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4.4">
                <text:p>654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4.6">
                <text:p>65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4.8">
                <text:p>654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55">
                <text:p>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55.2">
                <text:p>655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55.4">
                <text:p>655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55.6">
                <text:p>655.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55.8">
                <text:p>655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56">
                <text:p>6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56.2">
                <text:p>656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56.4">
                <text:p>656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56.6">
                <text:p>656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56.8">
                <text:p>656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57">
                <text:p>6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57.2">
                <text:p>657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57.4">
                <text:p>657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57.6">
                <text:p>657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57.8">
                <text:p>657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58">
                <text:p>65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58.2">
                <text:p>658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58.4">
                <text:p>658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8.6">
                <text:p>658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58.8">
                <text:p>658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9">
                <text:p>6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59.2">
                <text:p>659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59.4">
                <text:p>659.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59.6">
                <text:p>659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59.8">
                <text:p>659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0">
                <text:p>6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0.2">
                <text:p>660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0.4">
                <text:p>66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0.6">
                <text:p>660.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0.8">
                <text:p>660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1">
                <text:p>66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1.2">
                <text:p>661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1.4">
                <text:p>661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1.6">
                <text:p>661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1.8">
                <text:p>66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2">
                <text:p>6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2.2">
                <text:p>662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2.4">
                <text:p>662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2.6">
                <text:p>66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2.8">
                <text:p>662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3">
                <text:p>6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3.2">
                <text:p>663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3.4">
                <text:p>663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3.6">
                <text:p>663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3.8">
                <text:p>663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4">
                <text:p>6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4.2">
                <text:p>66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4.4">
                <text:p>66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4.6">
                <text:p>6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4.8">
                <text:p>6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65.2">
                <text:p>6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65.4">
                <text:p>6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65.6">
                <text:p>6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65.8">
                <text:p>6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66.2">
                <text:p>6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66.4">
                <text:p>6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66.6">
                <text:p>6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66.8">
                <text:p>6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9cm" svg:height="7.851cm" xlink:href="." xlink:type="simple" chart:class="chart:scatter" chart:style-name="ch1">
        <chart:legend chart:legend-position="end" svg:x="14.217cm" svg:y="3.78cm" style:legend-expansion="high" chart:style-name="ch2"/>
        <chart:plot-area chart:style-name="ch3" chart:data-source-has-labels="both" svg:x="2.008cm" svg:y="0.393cm" svg:width="14.422cm" svg:height="7.729cm">
          <chartooo:coordinate-region svg:x="2.656cm" svg:y="0.553cm" svg:width="13.534cm" svg:height="7.001cm"/>
          <chart:axis chart:dimension="x" chart:name="primary-x" chart:style-name="ch4" chartooo:axis-type="auto">
            <chart:categories table:cell-range-address="local-table.$A$2:.$A$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7" chart:label-cell-address="local-table.$C$1" chart:class="chart:scatter">
            <chart:domain table:cell-range-address="local-table.$B$2:.$B$107"/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46.2">
                <text:p>64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46.4">
                <text:p>6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46.6">
                <text:p>64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46.8">
                <text:p>6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47.2">
                <text:p>64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47.4">
                <text:p>64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47.6">
                <text:p>64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7.8">
                <text:p>64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48.2">
                <text:p>64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48.4">
                <text:p>64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48.6">
                <text:p>6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48.8">
                <text:p>64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49">
                <text:p>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49.2">
                <text:p>64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49.4">
                <text:p>64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49.6">
                <text:p>64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49.8">
                <text:p>64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0">
                <text:p>6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0.2">
                <text:p>65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0.4">
                <text:p>65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0.6">
                <text:p>650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0.8">
                <text:p>650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1">
                <text:p>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1.2">
                <text:p>651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1.4">
                <text:p>651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1.6">
                <text:p>651.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1.8">
                <text:p>651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2">
                <text:p>6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2.2">
                <text:p>652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2.4">
                <text:p>65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2.6">
                <text:p>65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2.8">
                <text:p>65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3">
                <text:p>65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3.2">
                <text:p>653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3.4">
                <text:p>653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3.6">
                <text:p>653.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3.8">
                <text:p>653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4">
                <text:p>65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4.2">
                <text:p>654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4.4">
                <text:p>654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4.6">
                <text:p>65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4.8">
                <text:p>654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55">
                <text:p>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55.2">
                <text:p>655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55.4">
                <text:p>655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55.6">
                <text:p>655.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55.8">
                <text:p>655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56">
                <text:p>6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56.2">
                <text:p>656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56.4">
                <text:p>656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56.6">
                <text:p>656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56.8">
                <text:p>656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57">
                <text:p>6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57.2">
                <text:p>657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57.4">
                <text:p>657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57.6">
                <text:p>657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57.8">
                <text:p>657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58">
                <text:p>65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58.2">
                <text:p>658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58.4">
                <text:p>658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8.6">
                <text:p>658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58.8">
                <text:p>658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9">
                <text:p>6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59.2">
                <text:p>659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59.4">
                <text:p>659.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59.6">
                <text:p>659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59.8">
                <text:p>659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0">
                <text:p>6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0.2">
                <text:p>660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0.4">
                <text:p>66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0.6">
                <text:p>660.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0.8">
                <text:p>660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1">
                <text:p>66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1.2">
                <text:p>661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1.4">
                <text:p>661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1.6">
                <text:p>661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1.8">
                <text:p>66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2">
                <text:p>6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2.2">
                <text:p>662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2.4">
                <text:p>662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2.6">
                <text:p>66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2.8">
                <text:p>662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3">
                <text:p>6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3.2">
                <text:p>663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3.4">
                <text:p>663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3.6">
                <text:p>663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3.8">
                <text:p>663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4">
                <text:p>6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4.2">
                <text:p>66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4.4">
                <text:p>66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4.6">
                <text:p>6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4.8">
                <text:p>6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65.2">
                <text:p>6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65.4">
                <text:p>6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65.6">
                <text:p>6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65.8">
                <text:p>6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66.2">
                <text:p>6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66.4">
                <text:p>6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66.6">
                <text:p>6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66.8">
                <text:p>6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9cm" svg:height="7.851cm" xlink:href="." xlink:type="simple" chart:class="chart:scatter" chart:style-name="ch1">
        <chart:legend chart:legend-position="end" svg:x="14.217cm" svg:y="3.78cm" style:legend-expansion="high" chart:style-name="ch2"/>
        <chart:plot-area chart:style-name="ch3" chart:data-source-has-labels="both" svg:x="2.008cm" svg:y="0.393cm" svg:width="14.422cm" svg:height="7.729cm">
          <chartooo:coordinate-region svg:x="2.656cm" svg:y="0.553cm" svg:width="13.534cm" svg:height="7.001cm"/>
          <chart:axis chart:dimension="x" chart:name="primary-x" chart:style-name="ch4" chartooo:axis-type="auto">
            <chart:categories table:cell-range-address="local-table.$A$2:.$A$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7" chart:label-cell-address="local-table.$C$1" chart:class="chart:scatter">
            <chart:domain table:cell-range-address="local-table.$B$2:.$B$107"/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46.2">
                <text:p>64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46.4">
                <text:p>6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46.6">
                <text:p>64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46.8">
                <text:p>6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47.2">
                <text:p>64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47.4">
                <text:p>64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47.6">
                <text:p>64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7.8">
                <text:p>64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48.2">
                <text:p>64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48.4">
                <text:p>64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48.6">
                <text:p>6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48.8">
                <text:p>64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49">
                <text:p>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49.2">
                <text:p>64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49.4">
                <text:p>64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49.6">
                <text:p>64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49.8">
                <text:p>64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0">
                <text:p>6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0.2">
                <text:p>65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0.4">
                <text:p>65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0.6">
                <text:p>650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0.8">
                <text:p>650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1">
                <text:p>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1.2">
                <text:p>651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1.4">
                <text:p>651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1.6">
                <text:p>651.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1.8">
                <text:p>651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2">
                <text:p>6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2.2">
                <text:p>652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2.4">
                <text:p>65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2.6">
                <text:p>65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2.8">
                <text:p>65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3">
                <text:p>65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3.2">
                <text:p>653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3.4">
                <text:p>653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3.6">
                <text:p>653.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3.8">
                <text:p>653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4">
                <text:p>65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4.2">
                <text:p>654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4.4">
                <text:p>654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4.6">
                <text:p>65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4.8">
                <text:p>654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55">
                <text:p>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55.2">
                <text:p>655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55.4">
                <text:p>655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55.6">
                <text:p>655.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55.8">
                <text:p>655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56">
                <text:p>6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56.2">
                <text:p>656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56.4">
                <text:p>656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56.6">
                <text:p>656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56.8">
                <text:p>656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57">
                <text:p>6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57.2">
                <text:p>657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57.4">
                <text:p>657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57.6">
                <text:p>657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57.8">
                <text:p>657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58">
                <text:p>65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58.2">
                <text:p>658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58.4">
                <text:p>658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8.6">
                <text:p>658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58.8">
                <text:p>658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9">
                <text:p>6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59.2">
                <text:p>659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59.4">
                <text:p>659.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59.6">
                <text:p>659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59.8">
                <text:p>659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0">
                <text:p>6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0.2">
                <text:p>660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0.4">
                <text:p>66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0.6">
                <text:p>660.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0.8">
                <text:p>660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1">
                <text:p>66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1.2">
                <text:p>661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1.4">
                <text:p>661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1.6">
                <text:p>661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1.8">
                <text:p>66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2">
                <text:p>6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2.2">
                <text:p>662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2.4">
                <text:p>662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2.6">
                <text:p>66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2.8">
                <text:p>662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3">
                <text:p>6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3.2">
                <text:p>663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3.4">
                <text:p>663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3.6">
                <text:p>663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3.8">
                <text:p>663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4">
                <text:p>6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4.2">
                <text:p>66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4.4">
                <text:p>66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4.6">
                <text:p>6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4.8">
                <text:p>6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65.2">
                <text:p>6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65.4">
                <text:p>6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65.6">
                <text:p>6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65.8">
                <text:p>6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66.2">
                <text:p>6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66.4">
                <text:p>6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66.6">
                <text:p>6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66.8">
                <text:p>6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9cm" svg:height="7.851cm" xlink:href="." xlink:type="simple" chart:class="chart:scatter" chart:style-name="ch1">
        <chart:legend chart:legend-position="end" svg:x="14.217cm" svg:y="3.78cm" style:legend-expansion="high" chart:style-name="ch2"/>
        <chart:plot-area chart:style-name="ch3" chart:data-source-has-labels="both" svg:x="2.008cm" svg:y="0.393cm" svg:width="14.422cm" svg:height="7.729cm">
          <chartooo:coordinate-region svg:x="2.656cm" svg:y="0.553cm" svg:width="13.534cm" svg:height="7.001cm"/>
          <chart:axis chart:dimension="x" chart:name="primary-x" chart:style-name="ch4" chartooo:axis-type="auto">
            <chart:categories table:cell-range-address="local-table.$A$2:.$A$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7" chart:label-cell-address="local-table.$C$1" chart:class="chart:scatter">
            <chart:domain table:cell-range-address="local-table.$B$2:.$B$107"/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46.2">
                <text:p>64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646.4">
                <text:p>6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46.6">
                <text:p>64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46.8">
                <text:p>6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47.2">
                <text:p>64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47.4">
                <text:p>64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47.6">
                <text:p>64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7.8">
                <text:p>64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48.2">
                <text:p>64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648.4">
                <text:p>64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648.6">
                <text:p>6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48.8">
                <text:p>64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49">
                <text:p>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649.2">
                <text:p>649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49.4">
                <text:p>649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649.6">
                <text:p>649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49.8">
                <text:p>649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50">
                <text:p>6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650.2">
                <text:p>65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50.4">
                <text:p>65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650.6">
                <text:p>650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650.8">
                <text:p>650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51">
                <text:p>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51.2">
                <text:p>651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1.4">
                <text:p>651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51.6">
                <text:p>651.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51.8">
                <text:p>651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52">
                <text:p>6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52.2">
                <text:p>652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2.4">
                <text:p>65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52.6">
                <text:p>652.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52.8">
                <text:p>65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653">
                <text:p>65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653.2">
                <text:p>653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653.4">
                <text:p>653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53.6">
                <text:p>653.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53.8">
                <text:p>653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54">
                <text:p>65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54.2">
                <text:p>654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54.4">
                <text:p>654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54.6">
                <text:p>654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54.8">
                <text:p>654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55">
                <text:p>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55.2">
                <text:p>655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55.4">
                <text:p>655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655.6">
                <text:p>655.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55.8">
                <text:p>655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56">
                <text:p>6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56.2">
                <text:p>656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656.4">
                <text:p>656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656.6">
                <text:p>656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656.8">
                <text:p>656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657">
                <text:p>6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657.2">
                <text:p>657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657.4">
                <text:p>657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657.6">
                <text:p>657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657.8">
                <text:p>657.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58">
                <text:p>65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58.2">
                <text:p>658.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58.4">
                <text:p>658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8.6">
                <text:p>658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58.8">
                <text:p>658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9">
                <text:p>6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59.2">
                <text:p>659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59.4">
                <text:p>659.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59.6">
                <text:p>659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59.8">
                <text:p>659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0">
                <text:p>6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0.2">
                <text:p>660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60.4">
                <text:p>66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60.6">
                <text:p>660.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60.8">
                <text:p>660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61">
                <text:p>66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61.2">
                <text:p>661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61.4">
                <text:p>661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61.6">
                <text:p>661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61.8">
                <text:p>66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662">
                <text:p>6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662.2">
                <text:p>662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662.4">
                <text:p>662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662.6">
                <text:p>66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662.8">
                <text:p>662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663">
                <text:p>6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663.2">
                <text:p>663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663.4">
                <text:p>663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663.6">
                <text:p>663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663.8">
                <text:p>663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664">
                <text:p>6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664.2">
                <text:p>66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664.4">
                <text:p>664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664.6">
                <text:p>6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664.8">
                <text:p>6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65.2">
                <text:p>6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665.4">
                <text:p>6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665.6">
                <text:p>6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665.8">
                <text:p>6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666.2">
                <text:p>6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66.4">
                <text:p>6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66.6">
                <text:p>6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66.8">
                <text:p>6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